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6.298in" svg:height="3.5461in" svg:x="3.4843in" svg:y="0.2787in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{d.list[i].nbr1:formatN()}</text:p>
          </table:table-cell>
          <table:table-cell office:value-type="string" calcext:value-type="string">
            <text:p>{d.list[i].nbr2:formatN()}</text:p>
          </table:table-cell>
        </table:table-row>
        <table:table-row table:style-name="ro1">
          <table:table-cell office:value-type="string" calcext:value-type="string">
            <text:p>{d.list[i+1].nbr1:formatN()}</text:p>
          </table:table-cell>
          <table:table-cell/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6:37:43.847922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9T17:04:58.036901348</meta:creation-date>
    <dc:date>2020-06-03T16:38:05.001061744</dc:date>
    <meta:editing-duration>PT5M17S</meta:editing-duration>
    <meta:editing-cycles>9</meta:editing-cycles>
    <meta:generator>LibreOffice/6.3.6.2$MacOSX_X86_64 LibreOffice_project/2196df99b074d8a661f4036fca8fa0cbfa33a497</meta:generator>
    <meta:document-statistic meta:table-count="1" meta:cell-count="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line" chart:style-name="ch1">
        <chart:legend chart:legend-position="end" svg:x="13.834cm" svg:y="3.956cm" style:legend-expansion="high" chart:style-name="ch2"/>
        <chart:plot-area chart:style-name="ch3" table:cell-range-address="Sheet1.A1:Sheet1.B11" chart:data-source-has-labels="row" svg:x="0.319cm" svg:y="0.18cm" svg:width="13.196cm" svg:height="8.648cm">
          <chartooo:coordinate-region svg:x="0.755cm" svg:y="0.379cm" svg:width="12.388cm" svg:height="7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chart:label-cell-address="Sheet1.A1:Sheet1.A1" chart:class="chart:line">
            <chart:data-point chart:repeated="10"/>
          </chart:series>
          <chart:series chart:style-name="ch7" chart:values-cell-range-address="Sheet1.B2:Sheet1.B11" chart:label-cell-address="Sheet1.B1:Sheet1.B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</text:p>
                <draw:g>
                  <svg:desc>Sheet1.A1:Sheet1.A1</svg:desc>
                </draw:g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1</svg:desc>
                </draw:g>
              </table:table-cell>
              <table:table-cell office:value-type="float" office:value="NaN">
                <text:p>NaN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6.2$MacOSX_X86_64 LibreOffice_project/2196df99b074d8a661f4036fca8fa0cbfa33a497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